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0.0394in" svg:y="0.0394in">
            <draw:object draw:notify-on-update-of-ranges="wykres.A1:wykres.A1 wykres.A2:wykres.A7 wykres.B1:wykres.B1 wykres.B2:wykre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Komitet</text:p>
          </table:table-cell>
          <table:table-cell table:style-name="Default" office:value-type="string" calcext:value-type="string">
            <text:p>Ilość głosów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93/350)" office:value-type="percentage" office:value="0.265714285714286" calcext:value-type="percentage">
            <text:p>26.57%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50/350)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50/350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69/350" office:value-type="percentage" office:value="0.197142857142857" calcext:value-type="percentage">
            <text:p>19.71%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62/350" office:value-type="percentage" office:value="0.177142857142857" calcext:value-type="percentage">
            <text:p>17.71%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26/350" office:value-type="percentage" office:value="0.0742857142857143" calcext:value-type="percentage">
            <text:p>7.4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1T14:55:40.823827068</dc:date>
    <meta:editing-duration>PT3M58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1.911cm" svg:y="0.315cm" chart:style-name="ch2">
          <text:p>Wykres prezentujący procentowy rozkład liczby głosów oddwnych w Infolandii z podziałem na komitety wyborcze</text:p>
        </chart:title>
        <chart:legend chart:legend-position="end" svg:x="15.007cm" svg:y="2.956cm" style:legend-expansion="high" chart:style-name="ch3"/>
        <chart:plot-area chart:style-name="ch4" table:cell-range-address="wykres.A1:wykres.B7" chart:data-source-has-labels="both" svg:x="0.32cm" svg:y="1.778cm" svg:width="14.367cm" svg:height="7.042cm">
          <chart:coordinate-region svg:x="3.983cm" svg:y="1.779cm" svg:width="7.04cm" svg:height="7.04cm"/>
          <chart:axis chart:dimension="x" chart:name="primary-x" chart:style-name="ch5" chartooo:axis-type="auto">
            <chartooo:date-scale/>
            <chart:categories table:cell-range-address="wykres.A2:wykre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ykres.B2:wykres.B7" chart:label-cell-address="wykres.B1:wykre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łosów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wykres.A2:wykres.A7</svg:desc>
                </draw:g>
              </table:table-cell>
              <table:table-cell office:value-type="float" office:value="0.265714285714286">
                <text:p>0.265714285714286</text:p>
                <draw:g>
                  <svg:desc>wykres.B2:wykres.B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197142857142857">
                <text:p>0.197142857142857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77142857142857">
                <text:p>0.1771428571428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742857142857143">
                <text:p>0.07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